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7.2396in" fo:margin-top="0in" fo:margin-bottom="0in" table:align="center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1.5424in"/>
    </style:style>
    <style:style style:name="Table1.C" style:family="table-column">
      <style:table-column-properties style:column-width="1.0417in"/>
    </style:style>
    <style:style style:name="Table1.D" style:family="table-column">
      <style:table-column-properties style:column-width="1.0938in"/>
    </style:style>
    <style:style style:name="Table1.E" style:family="table-column">
      <style:table-column-properties style:column-width="2.5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1pt solid #000001">
        <style:background-image/>
      </style:table-cell-properties>
    </style:style>
    <style:style style:name="Table1.2" style:family="table-row">
      <style:table-row-properties style:min-row-height="0.25in" fo:keep-together="auto"/>
    </style:style>
    <style:style style:name="Table1.A2" style:family="table-cell">
      <style:table-cell-properties style:vertical-align="" fo:padding="0.0694in" fo:border="1pt solid #000001"/>
    </style:style>
    <style:style style:name="Table1.B2" style:family="table-cell">
      <style:table-cell-properties style:vertical-align="" fo:padding="0.0694in" fo:border="1pt solid #000001"/>
    </style:style>
    <style:style style:name="Table1.C2" style:family="table-cell">
      <style:table-cell-properties style:vertical-align="" fo:padding="0.0694in" fo:border="1pt solid #000001"/>
    </style:style>
    <style:style style:name="Table1.D2" style:family="table-cell">
      <style:table-cell-properties style:vertical-align="" fo:padding="0.0694in" fo:border="1pt solid #000001"/>
    </style:style>
    <style:style style:name="Table1.E2" style:family="table-cell">
      <style:table-cell-properties style:vertical-align="" fo:padding="0.0694in" fo:border="1pt solid #000001"/>
    </style:style>
    <style:style style:name="Table1.A3" style:family="table-cell">
      <style:table-cell-properties style:vertical-align="" fo:padding="0.0694in" fo:border="1pt solid #000001"/>
    </style:style>
    <style:style style:name="Table1.B3" style:family="table-cell">
      <style:table-cell-properties style:vertical-align="" fo:padding="0.0694in" fo:border="1pt solid #000001"/>
    </style:style>
    <style:style style:name="Table1.C3" style:family="table-cell">
      <style:table-cell-properties style:vertical-align="" fo:padding="0.0694in" fo:border="1pt solid #000001"/>
    </style:style>
    <style:style style:name="Table1.D3" style:family="table-cell">
      <style:table-cell-properties style:vertical-align="" fo:padding="0.0694in" fo:border="1pt solid #000001"/>
    </style:style>
    <style:style style:name="Table1.E3" style:family="table-cell">
      <style:table-cell-properties style:vertical-align="" fo:padding="0.0694in" fo:border="1pt solid #000001"/>
    </style:style>
    <style:style style:name="Table1.A4" style:family="table-cell">
      <style:table-cell-properties style:vertical-align="" fo:padding="0.0694in" fo:border="1pt solid #000001"/>
    </style:style>
    <style:style style:name="Table1.B4" style:family="table-cell">
      <style:table-cell-properties style:vertical-align="" fo:padding="0.0694in" fo:border="1pt solid #000001"/>
    </style:style>
    <style:style style:name="Table1.C4" style:family="table-cell">
      <style:table-cell-properties style:vertical-align="" fo:padding="0.0694in" fo:border="1pt solid #000001"/>
    </style:style>
    <style:style style:name="Table1.D4" style:family="table-cell">
      <style:table-cell-properties style:vertical-align="" fo:padding="0.0694in" fo:border="1pt solid #000001"/>
    </style:style>
    <style:style style:name="Table1.E4" style:family="table-cell">
      <style:table-cell-properties style:vertical-align="" fo:padding="0.0694in" fo:border="1pt solid #000001"/>
    </style:style>
    <style:style style:name="Table1.A5" style:family="table-cell">
      <style:table-cell-properties style:vertical-align="" fo:padding="0.0694in" fo:border="1pt solid #000001"/>
    </style:style>
    <style:style style:name="Table1.B5" style:family="table-cell">
      <style:table-cell-properties style:vertical-align="" fo:padding="0.0694in" fo:border="1pt solid #000001"/>
    </style:style>
    <style:style style:name="Table1.C5" style:family="table-cell">
      <style:table-cell-properties style:vertical-align="" fo:padding="0.0694in" fo:border="1pt solid #000001"/>
    </style:style>
    <style:style style:name="Table1.D5" style:family="table-cell">
      <style:table-cell-properties style:vertical-align="" fo:padding="0.0694in" fo:border="1pt solid #000001"/>
    </style:style>
    <style:style style:name="Table1.E5" style:family="table-cell">
      <style:table-cell-properties style:vertical-align="" fo:padding="0.0694in" fo:border="1pt solid #000001"/>
    </style:style>
    <style:style style:name="Table1.A6" style:family="table-cell">
      <style:table-cell-properties style:vertical-align="" fo:padding="0.0694in" fo:border="1pt solid #000001"/>
    </style:style>
    <style:style style:name="Table1.B6" style:family="table-cell">
      <style:table-cell-properties style:vertical-align="" fo:padding="0.0694in" fo:border="1pt solid #000001"/>
    </style:style>
    <style:style style:name="Table1.C6" style:family="table-cell">
      <style:table-cell-properties style:vertical-align="" fo:padding="0.0694in" fo:border="1pt solid #000001"/>
    </style:style>
    <style:style style:name="Table1.D6" style:family="table-cell">
      <style:table-cell-properties style:vertical-align="" fo:padding="0.0694in" fo:border="1pt solid #000001"/>
    </style:style>
    <style:style style:name="Table1.E6" style:family="table-cell">
      <style:table-cell-properties style:vertical-align="" fo:padding="0.0694in" fo:border="1pt solid #000001"/>
    </style:style>
    <style:style style:name="Table1.A7" style:family="table-cell">
      <style:table-cell-properties style:vertical-align="" fo:padding="0.0694in" fo:border="1pt solid #000001"/>
    </style:style>
    <style:style style:name="Table1.B7" style:family="table-cell">
      <style:table-cell-properties style:vertical-align="" fo:padding="0.0694in" fo:border="1pt solid #000001"/>
    </style:style>
    <style:style style:name="Table1.C7" style:family="table-cell">
      <style:table-cell-properties style:vertical-align="" fo:padding="0.0694in" fo:border="1pt solid #000001"/>
    </style:style>
    <style:style style:name="Table1.D7" style:family="table-cell">
      <style:table-cell-properties style:vertical-align="" fo:padding="0.0694in" fo:border="1pt solid #000001"/>
    </style:style>
    <style:style style:name="Table1.E7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24pt" fo:font-weight="bold" style:font-size-asian="24pt" style:font-weight-asian="bold" style:font-size-complex="24pt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size="24pt" fo:font-weight="bold" style:font-size-asian="24pt" style:font-weight-asian="bold" style:font-size-complex="24pt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434343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1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orphans="0" fo:widows="0" fo:text-indent="0.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fo:break-before="page"/>
    </style:style>
    <style:style style:name="P1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2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3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4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</style:style>
    <style:style style:name="P25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26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.5in" style:auto-text-indent="false"/>
    </style:style>
    <style:style style:name="P27" style:family="paragraph" style:parent-style-name="Heading_20_3" style:list-style-name="WWNum1">
      <style:paragraph-properties fo:margin-left="1.5in" fo:margin-right="0in" fo:line-height="100%" fo:text-indent="-0.25in" style:auto-text-indent="false"/>
    </style:style>
    <style:style style:name="P28" style:family="paragraph" style:parent-style-name="Heading_20_1" style:list-style-name="WWNum1">
      <style:paragraph-properties fo:line-height="100%"/>
    </style:style>
    <style:style style:name="P29" style:family="paragraph" style:parent-style-name="Heading_20_1" style:list-style-name="WWNum1">
      <style:paragraph-properties fo:margin-left="0.5in" fo:margin-right="0in" fo:line-height="100%" fo:text-indent="-0.25in" style:auto-text-indent="false"/>
    </style:style>
    <style:style style:name="P30" style:family="paragraph" style:parent-style-name="Heading_20_2" style:list-style-name="WWNum1">
      <style:paragraph-properties fo:margin-left="1in" fo:margin-right="0in" fo:line-height="100%" fo:text-indent="-0.25in" style:auto-text-indent="false"/>
    </style:style>
    <style:style style:name="P31" style:family="paragraph" style:parent-style-name="Heading_20_2" style:list-style-name="WWNum1">
      <style:paragraph-properties fo:margin-left="1.5in" fo:margin-right="0in" fo:line-height="100%" fo:text-indent="-0.25in" style:auto-text-indent="false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italic" style:font-style-asian="italic"/>
    </style:style>
    <style:style style:name="T7" style:family="text">
      <style:text-properties fo:color="#434343" fo:font-style="italic" style:font-style-asian="italic"/>
    </style:style>
    <style:style style:name="T8" style:family="text">
      <style:text-properties fo:color="#434343"/>
    </style:style>
    <style:style style:name="T9" style:family="text">
      <style:text-properties fo:color="#666666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s/>SISTEMA MELHORADO DE GESTÃO</text:span></text:p>
      <text:p text:style-name="P2"><text:span text:style-name="T1">ESCOLAR</text:span></text:p>
      <text:p text:style-name="P2"><text:span text:style-name="T1">(SMGE)</text:span></text:p>
      <text:p text:style-name="P3"/>
      <text:p text:style-name="P2"><text:span text:style-name="T1">MÉTODOS E FERRAMENTAS</text:span></text:p>
      <text:p text:style-name="P2"><text:span text:style-name="T1">DE SOFTWARE</text:span></text:p>
      <text:p text:style-name="P3"/>
      <text:p text:style-name="P3"/>
      <text:p text:style-name="P2"><text:span text:style-name="T1">V1.0</text:span></text:p>
      <text:p text:style-name="P3"/>
      <text:p text:style-name="P4"/>
      <text:p text:style-name="P2"><text:span text:style-name="T1">DOCUMENTO DE ESPECIFICAÇÃO</text:span></text:p>
      <text:p text:style-name="P2"><text:span text:style-name="T1">DE REQUISITOS</text:span></text:p>
      <text:p text:style-name="P2"><text:span text:style-name="T1">(DER)</text:span></text:p>
      <text:p text:style-name="P5"/>
      <text:p text:style-name="P5"/>
      <text:p text:style-name="P5"/>
      <text:p text:style-name="P5">Artefato produzido por:</text:p>
      <text:p text:style-name="P5">Dhiogo Neres</text:p>
      <text:p text:style-name="P12"><text:s/>Iago Bruno Oliveira</text:p>
      <text:p text:style-name="P12"><text:soft-page-break/>Julien David</text:p>
      <text:p text:style-name="P5">Rhenan Konrad</text:p>
      <text:p text:style-name="P5"/>
      <text:p text:style-name="P5"/>
      <text:p text:style-name="P5"/>
      <text:p text:style-name="P5"/>
      <text:p text:style-name="P5"/>
      <text:p text:style-name="P6"/>
      <text:p text:style-name="P2">Goiânia, 04 de setembro de 2017</text:p>
      <text:p text:style-name="P2"><text:span text:style-name="T2">Página de Assinaturas</text:span></text:p>
      <text:p text:style-name="P2"/>
      <text:p text:style-name="P2"/>
      <text:p text:style-name="P1">A aprovação deste documento é dada por:</text:p>
      <text:p text:style-name="P1"/>
      <text:p text:style-name="P1"/>
      <text:p text:style-name="P1">_________________________________ <text:s text:c="29"/>_____/_____/______</text:p>
      <text:p text:style-name="P1">Dhiogo Neres <text:s text:c="73"/>Data</text:p>
      <text:p text:style-name="P1"/>
      <text:p text:style-name="P1"/>
      <text:p text:style-name="P1"/>
      <text:p text:style-name="P1">_________________________________ <text:s text:c="29"/>_____/_____/______</text:p>
      <text:p text:style-name="P1"><text:soft-page-break/>Iago Bruno Oliveira <text:s text:c="65"/>Data</text:p>
      <text:p text:style-name="P2"/>
      <text:p text:style-name="P2"/>
      <text:p text:style-name="P2"/>
      <text:p text:style-name="P1">_________________________________ <text:s text:c="29"/>_____/_____/______</text:p>
      <text:p text:style-name="P1">Julien David <text:s text:c="76"/>Data</text:p>
      <text:p text:style-name="P2"/>
      <text:p text:style-name="P2"/>
      <text:p text:style-name="P2"/>
      <text:p text:style-name="P1">_________________________________ <text:s text:c="29"/>_____/_____/______</text:p>
      <text:p text:style-name="P1">Rhenan Konrad <text:s text:c="70"/>Da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Controle de Mudanças</text:span></text:p>
      <text:p text:style-name="P7"/>
      <text:p text:style-name="P13"><text:span text:style-name="T4">Título do Documento</text:span>: Documento de Especificação de Requisitos (DER)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14"><text:span text:style-name="T5">Data</text:span></text:p>
          </table:table-cell>
          <table:table-cell table:style-name="Table1.A1" office:value-type="string">
            <text:p text:style-name="P14"><text:span text:style-name="T5">Nome da versão</text:span></text:p>
          </table:table-cell>
          <table:table-cell table:style-name="Table1.A1" office:value-type="string">
            <text:p text:style-name="P15"><text:span text:style-name="T5">Autor</text:span></text:p>
          </table:table-cell>
          <table:table-cell table:style-name="Table1.A1" office:value-type="string">
            <text:p text:style-name="P15"><text:span text:style-name="T5">Status</text:span></text:p>
          </table:table-cell>
          <table:table-cell table:style-name="Table1.A1" office:value-type="string">
            <text:p text:style-name="P15"><text:span text:style-name="T5">Descrição</text:span></text:p>
          </table:table-cell>
        </table:table-row>
        <table:table-row table:style-name="Table1.2">
          <table:table-cell table:style-name="Table1.A2" office:value-type="string">
            <text:p text:style-name="P16">04/09/17</text:p>
          </table:table-cell>
          <table:table-cell table:style-name="Table1.B2" office:value-type="string">
            <text:p text:style-name="P14">1.0</text:p>
          </table:table-cell>
          <table:table-cell table:style-name="Table1.C2" office:value-type="string">
            <text:p text:style-name="P16">Rhenan</text:p>
          </table:table-cell>
          <table:table-cell table:style-name="Table1.D2" office:value-type="string">
            <text:p text:style-name="P16">Em dev.</text:p>
          </table:table-cell>
          <table:table-cell table:style-name="Table1.E2" office:value-type="string">
            <text:p text:style-name="P16">Definição do template</text:p>
          </table:table-cell>
        </table:table-row>
        <table:table-row table:style-name="Table1.1">
          <table:table-cell table:style-name="Table1.A3" office:value-type="string">
            <text:p text:style-name="P16">04/09/17</text:p>
          </table:table-cell>
          <table:table-cell table:style-name="Table1.B3" office:value-type="string">
            <text:p text:style-name="P15">1.1</text:p>
          </table:table-cell>
          <table:table-cell table:style-name="Table1.C3" office:value-type="string">
            <text:p text:style-name="P16">Rhenan</text:p>
          </table:table-cell>
          <table:table-cell table:style-name="Table1.D3" office:value-type="string">
            <text:p text:style-name="P16">Em dev.</text:p>
          </table:table-cell>
          <table:table-cell table:style-name="Table1.E3" office:value-type="string">
            <text:p text:style-name="P16">Atualização da introdução e escopo</text:p>
          </table:table-cell>
        </table:table-row>
        <table:table-row table:style-name="Table1.1">
          <table:table-cell table:style-name="Table1.A4" office:value-type="string">
            <text:p text:style-name="P16"/>
          </table:table-cell>
          <table:table-cell table:style-name="Table1.B4" office:value-type="string">
            <text:p text:style-name="P15"/>
          </table:table-cell>
          <table:table-cell table:style-name="Table1.C4" office:value-type="string">
            <text:p text:style-name="P16"/>
          </table:table-cell>
          <table:table-cell table:style-name="Table1.D4" office:value-type="string">
            <text:p text:style-name="P16"/>
          </table:table-cell>
          <table:table-cell table:style-name="Table1.E4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16"/>
          </table:table-cell>
          <table:table-cell table:style-name="Table1.B5" office:value-type="string">
            <text:p text:style-name="P15"/>
          </table:table-cell>
          <table:table-cell table:style-name="Table1.C5" office:value-type="string">
            <text:p text:style-name="P16"/>
          </table:table-cell>
          <table:table-cell table:style-name="Table1.D5" office:value-type="string">
            <text:p text:style-name="P16"/>
          </table:table-cell>
          <table:table-cell table:style-name="Table1.E5" office:value-type="string">
            <text:p text:style-name="P16"/>
          </table:table-cell>
        </table:table-row>
        <table:table-row table:style-name="Table1.1">
          <table:table-cell table:style-name="Table1.A6" office:value-type="string">
            <text:p text:style-name="P16"/>
          </table:table-cell>
          <table:table-cell table:style-name="Table1.B6" office:value-type="string">
            <text:p text:style-name="P15"/>
          </table:table-cell>
          <table:table-cell table:style-name="Table1.C6" office:value-type="string">
            <text:p text:style-name="P16"/>
          </table:table-cell>
          <table:table-cell table:style-name="Table1.D6" office:value-type="string">
            <text:p text:style-name="P16"/>
          </table:table-cell>
          <table:table-cell table:style-name="Table1.E6" office:value-type="string">
            <text:p text:style-name="P16"/>
          </table:table-cell>
        </table:table-row>
        <table:table-row table:style-name="Table1.1">
          <table:table-cell table:style-name="Table1.A7" office:value-type="string">
            <text:p text:style-name="P16"/>
          </table:table-cell>
          <table:table-cell table:style-name="Table1.B7" office:value-type="string">
            <text:p text:style-name="P15"/>
          </table:table-cell>
          <table:table-cell table:style-name="Table1.C7" office:value-type="string">
            <text:p text:style-name="P16"/>
          </table:table-cell>
          <table:table-cell table:style-name="Table1.D7" office:value-type="string">
            <text:p text:style-name="P16"/>
          </table:table-cell>
          <table:table-cell table:style-name="Table1.E7" office:value-type="string">
            <text:p text:style-name="P16"/>
          </table:table-cell>
        </table:table-row>
      </table:table>
      <text:p text:style-name="P7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3">Sumári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c7p52yn3fuki" text:style-name="Index_20_Link" text:visited-style-name="Index_20_Link"><text:span text:style-name="T4">INTRODUÇÃO</text:span></text:a><text:span text:style-name="T4"><text:tab/>4</text:span></text:p>
          <text:p text:style-name="P21"><text:a xlink:type="simple" xlink:href="#_l2017nzksua" text:style-name="Index_20_Link" text:visited-style-name="Index_20_Link">Propósito do documento de requisitos</text:a><text:tab/>4</text:p>
          <text:p text:style-name="P21"><text:a xlink:type="simple" xlink:href="#_6tukocghpki0" text:style-name="Index_20_Link" text:visited-style-name="Index_20_Link">Escopo do produto</text:a><text:tab/>4</text:p>
          <text:p text:style-name="P21"><text:a xlink:type="simple" xlink:href="#_im8vftit8ppi" text:style-name="Index_20_Link" text:visited-style-name="Index_20_Link">Definições, acrônimos e abreviações</text:a><text:tab/>4</text:p>
          <text:p text:style-name="P21"><text:a xlink:type="simple" xlink:href="#_jryd7p9xn8h" text:style-name="Index_20_Link" text:visited-style-name="Index_20_Link">Referências</text:a><text:tab/>5</text:p>
          <text:p text:style-name="P21"><text:a xlink:type="simple" xlink:href="#_ixk58e2rhnxs" text:style-name="Index_20_Link" text:visited-style-name="Index_20_Link">Visão geral do restante do documento</text:a><text:tab/>5</text:p>
          <text:p text:style-name="P19"><text:a xlink:type="simple" xlink:href="#_sgdfh9rv0epq" text:style-name="Index_20_Link" text:visited-style-name="Index_20_Link"><text:span text:style-name="T4">DESCRIÇÃO GERAL</text:span></text:a><text:span text:style-name="T4"><text:tab/>5</text:span></text:p>
          <text:p text:style-name="P21"><text:a xlink:type="simple" xlink:href="#_jh846qqk5uof" text:style-name="Index_20_Link" text:visited-style-name="Index_20_Link">Perspectiva do Produto</text:a><text:tab/>5</text:p>
          <text:p text:style-name="P21"><text:a xlink:type="simple" xlink:href="#_vxibjm52fm1v" text:style-name="Index_20_Link" text:visited-style-name="Index_20_Link">Funções do produto</text:a><text:tab/>5</text:p>
          <text:p text:style-name="P21"><text:a xlink:type="simple" xlink:href="#_yr0fz2c9bvev" text:style-name="Index_20_Link" text:visited-style-name="Index_20_Link">Características do usuário</text:a><text:tab/>5</text:p>
          <text:p text:style-name="P21"><text:a xlink:type="simple" xlink:href="#_fwzg0idq0rp3" text:style-name="Index_20_Link" text:visited-style-name="Index_20_Link">Restrições Gerais</text:a><text:tab/>5</text:p>
          <text:p text:style-name="P21"><text:a xlink:type="simple" xlink:href="#_vb2ldnfwsr81" text:style-name="Index_20_Link" text:visited-style-name="Index_20_Link">Suposições e Dependências</text:a><text:tab/>5</text:p>
          <text:p text:style-name="P19"><text:a xlink:type="simple" xlink:href="#_v058q4jrctj0" text:style-name="Index_20_Link" text:visited-style-name="Index_20_Link"><text:span text:style-name="T4">REQUISITOS DO SISTEMA</text:span></text:a><text:span text:style-name="T4"><text:tab/>5</text:span></text:p>
          <text:p text:style-name="P21"><text:a xlink:type="simple" xlink:href="#_bzc7e8f72tjb" text:style-name="Index_20_Link" text:visited-style-name="Index_20_Link">Requisitos Funcionais (RF)</text:a><text:tab/>5</text:p>
          <text:p text:style-name="P21"><text:a xlink:type="simple" xlink:href="#_cryvqwsy0dpy" text:style-name="Index_20_Link" text:visited-style-name="Index_20_Link">Requisitos Não Funcionais (RNF)</text:a><text:tab/>5</text:p>
          <text:p text:style-name="P22"><text:a xlink:type="simple" xlink:href="#_lqcii8xm7ikm" text:style-name="Index_20_Link" text:visited-style-name="Index_20_Link">Requisitos de Facilidade de Uso</text:a><text:tab/>5</text:p>
          <text:p text:style-name="P22"><text:soft-page-break/><text:a xlink:type="simple" xlink:href="#_8om3zpav04ba" text:style-name="Index_20_Link" text:visited-style-name="Index_20_Link">Requisitos de Desempenho</text:a><text:tab/>5</text:p>
          <text:p text:style-name="P21"><text:a xlink:type="simple" xlink:href="#_g1jqcfni2v1a" text:style-name="Index_20_Link" text:visited-style-name="Index_20_Link">Requisitos de Confiabilidade</text:a><text:tab/>5</text:p>
          <text:p text:style-name="P22"><text:a xlink:type="simple" xlink:href="#_4gu351vrap28" text:style-name="Index_20_Link" text:visited-style-name="Index_20_Link">Requisitos de Portabilidade</text:a><text:tab/>5</text:p>
          <text:p text:style-name="P22"><text:a xlink:type="simple" xlink:href="#_bpmwarfe4c6j" text:style-name="Index_20_Link" text:visited-style-name="Index_20_Link">Requisitos de Entrega</text:a><text:tab/>5</text:p>
          <text:p text:style-name="P22"><text:a xlink:type="simple" xlink:href="#_x5ae11gv87g" text:style-name="Index_20_Link" text:visited-style-name="Index_20_Link">Requisitos de Implementação</text:a><text:tab/>5</text:p>
          <text:p text:style-name="P22"><text:a xlink:type="simple" xlink:href="#_luv6rwt0biw4" text:style-name="Index_20_Link" text:visited-style-name="Index_20_Link">Requisitos de Interoperabilidade</text:a><text:tab/>5</text:p>
          <text:p text:style-name="P22"><text:a xlink:type="simple" xlink:href="#_u88o4yuts292" text:style-name="Index_20_Link" text:visited-style-name="Index_20_Link">Requisitos de Segurança</text:a><text:tab/>5</text:p>
          <text:p text:style-name="P20"><text:a xlink:type="simple" xlink:href="#_cktgdmfn39qr" text:style-name="Index_20_Link" text:visited-style-name="Index_20_Link"><text:span text:style-name="T4">APÊNDICES</text:span></text:a><text:span text:style-name="T4"><text:tab/>5</text:span></text:p>
        </text:index-body>
      </text:table-of-content>
      <text:p text:style-name="P1"/>
      <text:p text:style-name="P1"/>
      <text:p text:style-name="P17"><text:span text:style-name="T2">DOCUMENTO DE ESPECIFICAÇÃO DE REQUISITOS (DER)</text:span></text:p>
      <text:list xml:id="list2222577701602840952" text:style-name="WWNum1">
        <text:list-item>
          <text:p text:style-name="P28"><text:bookmark text:name="_c7p52yn3fuki"/>INTRODUÇÃO</text:p>
          <text:list>
            <text:list-item>
              <text:p text:style-name="P30"><text:bookmark text:name="_l2017nzksua"/>Propósito do documento de requisitos</text:p>
            </text:list-item>
          </text:list>
        </text:list-item>
      </text:list>
      <text:p text:style-name="P26">Especificar os requisitos do <text:span text:style-name="T6">Sistema Melhorado de Gestão Escolar</text:span>.</text:p>
      <text:list xml:id="list91948758691644" text:continue-numbering="true" text:style-name="WWNum1">
        <text:list-item>
          <text:list>
            <text:list-item>
              <text:p text:style-name="P30"><text:bookmark text:name="_6tukocghpki0"/>Escopo do produto</text:p>
            </text:list-item>
          </text:list>
        </text:list-item>
      </text:list>
      <text:p text:style-name="P26">O <text:span text:style-name="T6">Sistema Melhorado de Gestão Escolar</text:span> tem o objetivo de facilitar a manipulação das informações referentes aos alunos e turmas de ensino fundamental e médio. Tais Informações são compostas por um cadastro individual de cada alunos, suas respectivas frequências e notas em cada disciplina, além de dados de turmas: alunos matriculados, código de referência. </text:p>
      <text:p text:style-name="P26">O acesso ao sistema será permitido à administração das instituições, aos professores e aos alunos, mediante login e senha, e cada um terá acesso às suas respectivas funcionalidades, sendo que a administração será responsável por cadastrar as turmas, professores e alunos, os professores poderão definir a presença e a nota de cada aluno e os alunos por sua vez, poderão visualizar suas presenças e notas</text:p>
      <text:list xml:id="list91949881551501" text:continue-numbering="true" text:style-name="WWNum1">
        <text:list-item>
          <text:list>
            <text:list-item>
              <text:p text:style-name="P30"><text:bookmark text:name="_im8vftit8ppi"/>Definições, acrônimos e abreviações</text:p>
            </text:list-item>
          </text:list>
        </text:list-item>
      </text:list>
      <text:p text:style-name="P23"><text:tab/>DER - Documento de Especificação de Requisitos</text:p>
      <text:p text:style-name="P25">SMGE - Sistema Melhorado De Gestão Escolar</text:p>
      <text:list xml:id="list91949942149401" text:continue-numbering="true" text:style-name="WWNum1">
        <text:list-item>
          <text:list>
            <text:list-item>
              <text:p text:style-name="P30"><text:bookmark text:name="_4mfjr2wt5li2"/>Referências</text:p>
            </text:list-item>
          </text:list>
        </text:list-item>
      </text:list>
      <text:p text:style-name="P23"><text:tab/>O <text:span text:style-name="T6">Sistema Melhorado de Gestão Escolar </text:span>foi inspirado em softwares já existentes como o SIGAA </text:p>
      <text:list xml:id="list91949512608042" text:continue-numbering="true" text:style-name="WWNum1">
        <text:list-item>
          <text:list>
            <text:list-item>
              <text:p text:style-name="P30"><text:bookmark text:name="_6dc0a3byu19q"/>Visão geral do restante do documento</text:p>
            </text:list-item>
          </text:list>
        </text:list-item>
      </text:list>
      <text:p text:style-name="P24"><text:tab/>O conteúdo apresentado a seguir neste documento descreve os requisitos exigidos para a elaboração do sistema, as características gerais dos usuários esperados e também as características técnicas do projeto, como restrições, dependências e requisitos não funcionais</text:p>
      <text:list xml:id="list91948531544622" text:continue-numbering="true" text:style-name="WWNum1">
        <text:list-item>
          <text:p text:style-name="P29"><text:bookmark text:name="_sgdfh9rv0epq"/>DESCRIÇÃO GERAL</text:p>
          <text:list>
            <text:list-item>
              <text:p text:style-name="P30"><text:bookmark text:name="_e6o4aswhgcpo"/>Perspectiva do Produto</text:p>
            </text:list-item>
          </text:list>
        </text:list-item>
      </text:list>
      <text:p text:style-name="P23"/>
      <text:list xml:id="list91949192255727" text:continue-numbering="true" text:style-name="WWNum1">
        <text:list-item>
          <text:list>
            <text:list-item>
              <text:p text:style-name="P30"><text:bookmark text:name="_vxibjm52fm1v"/>Funções do produto </text:p>
            </text:list-item>
            <text:list-item>
              <text:p text:style-name="P30"><text:bookmark text:name="_yr0fz2c9bvev"/>Características do usuário</text:p>
            </text:list-item>
            <text:list-item>
              <text:p text:style-name="P30"><text:bookmark text:name="_fwzg0idq0rp3"/>Restrições Gerais</text:p>
            </text:list-item>
            <text:list-item>
              <text:p text:style-name="P30"><text:bookmark text:name="_vb2ldnfwsr81"/>Suposições e Dependências</text:p>
            </text:list-item>
          </text:list>
        </text:list-item>
        <text:list-item>
          <text:p text:style-name="P29"><text:bookmark text:name="_v058q4jrctj0"/><text:soft-page-break/>REQUISITOS DO SISTEMA</text:p>
          <text:list>
            <text:list-item>
              <text:p text:style-name="P30"><text:bookmark text:name="_bzc7e8f72tjb"/>Requisitos Funcionais (RF)</text:p>
            </text:list-item>
            <text:list-item>
              <text:p text:style-name="P30"><text:bookmark text:name="_cryvqwsy0dpy"/>Requisitos Não Funcionais (RNF)</text:p>
              <text:list>
                <text:list-item>
                  <text:p text:style-name="P27"><text:bookmark text:name="_lqcii8xm7ikm"/>Requisitos de Facilidade de Uso</text:p>
                </text:list-item>
                <text:list-item>
                  <text:p text:style-name="P27"><text:bookmark text:name="_8om3zpav04ba"/>Requisitos de Desempenho</text:p>
                </text:list-item>
                <text:list-item>
                  <text:p text:style-name="P31"><text:bookmark text:name="_g1jqcfni2v1a"/>Requisitos de Confiabilidade</text:p>
                </text:list-item>
                <text:list-item>
                  <text:p text:style-name="P27"><text:bookmark text:name="_4gu351vrap28"/>Requisitos de Portabilidade</text:p>
                </text:list-item>
                <text:list-item>
                  <text:p text:style-name="P27"><text:bookmark text:name="_bpmwarfe4c6j"/>Requisitos de Entrega</text:p>
                </text:list-item>
                <text:list-item>
                  <text:p text:style-name="P27"><text:bookmark text:name="_x5ae11gv87g"/>Requisitos de Implementação</text:p>
                </text:list-item>
                <text:list-item>
                  <text:p text:style-name="P27"><text:bookmark text:name="_luv6rwt0biw4"/>Requisitos de Interoperabilidade</text:p>
                </text:list-item>
                <text:list-item>
                  <text:p text:style-name="P27"><text:bookmark text:name="_u88o4yuts292"/>Requisitos de Segurança</text:p>
                </text:list-item>
              </text:list>
            </text:list-item>
          </text:list>
        </text:list-item>
        <text:list-item>
          <text:p text:style-name="P29"><text:bookmark text:name="_cktgdmfn39qr"/>APÊNDICE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278in" fo:margin-bottom="0.0835in" loext:contextual-spacing="true" fo:line-height="100%" fo:keep-together="always" fo:text-indent="-0.25in" style:auto-text-indent="false" fo:keep-with-next="always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in" fo:margin-right="0in" fo:margin-top="0.25in" fo:margin-bottom="0.0835in" loext:contextual-spacing="true" fo:line-height="100%" fo:keep-together="always" fo:text-indent="-0.25in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5in" fo:margin-right="0in" fo:margin-top="0.222in" fo:margin-bottom="0.0555in" loext:contextual-spacing="true" fo:line-height="100%" fo:keep-together="always" fo:text-indent="-0.25in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2in" fo:margin-right="0in" fo:margin-top="0.1945in" fo:margin-bottom="0.0555in" loext:contextual-spacing="true" fo:line-height="100%" fo:keep-together="always" fo:text-indent="-0.25in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434343"/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MT1" style:family="text">
      <style:text-properties fo:color="#434343" fo:font-style="italic" style:font-style-asian="italic"/>
    </style:style>
    <style:style style:name="MT2" style:family="text">
      <style:text-properties fo:color="#434343"/>
    </style:style>
    <style:style style:name="MT3" style:family="text">
      <style:text-properties fo:color="#666666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istema Melhorado De Gestão Escolar (SMGE) <text:s text:c="14"/></text:span><text:span text:style-name="MT2">Especificação de Requisitos (DER)</text:span></text:p>
        <text:p text:style-name="MP1"><draw:rect text:anchor-type="as-char" svg:y="0in" draw:z-index="8" draw:style-name="Mgr1" draw:text-style-name="MP2" svg:width="0.0012in" svg:height="0.0213in"><text:p/></draw:rect></text:p>
        <text:p text:style-name="MP1"><text:span text:style-name="MT1">Departamento de Análise</text:span></text:p>
      </style:header>
      <style:footer>
        <text:p text:style-name="MP3"/>
        <text:p text:style-name="MP3"/>
        <text:p text:style-name="MP4"><text:span text:style-name="MT2">04/07/2017 <text:s text:c="82"/>Doc_de_Espec_de_Req.doc</text:span></text:p>
        <text:p text:style-name="MP4"><draw:rect text:anchor-type="as-char" svg:y="0in" draw:z-index="17" draw:style-name="Mgr1" draw:text-style-name="MP2" svg:width="0.0012in" svg:height="0.0213in"><text:p/></draw:rect></text:p>
        <text:p text:style-name="MP4"><text:span text:style-name="MT1"><text:s text:c="5"/>Sistema Melhorado De Gestão Escolar (SMGE)</text:span><text:span text:style-name="MT2"> </text:span><text:span text:style-name="MT3"><text:s text:c="116"/></text:span><text:span text:style-name="MT3"><text:page-number text:select-page="current">9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105" meta:word-count="520" meta:character-count="4213" meta:non-whitespace-character-count="3195"/>
    <meta:generator>LibreOfficeDev/5.1.0.3$Linux_X86_64 LibreOffice_project/</meta:generator>
  </office:meta>
</office:document-meta>
</file>